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138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138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138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138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138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138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138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138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138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138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138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138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138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138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138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138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138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íctor Daniel Torcat Torr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5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484246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Vilma María  Tor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0026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1.29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3" meta:non-whitespace-character-count="994"/>
    <meta:template xlink:type="simple" xlink:actuate="onRequest" xlink:title="Normal" xlink:href=""/>
  </office:meta>
</office:document-meta>
</file>